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weight="bold" officeooo:paragraph-rsid="001b2fb7" style:font-size-asian="15.75pt" style:font-size-complex="18pt"/>
    </style:style>
    <style:style style:name="P3" style:family="paragraph" style:parent-style-name="Standard">
      <style:text-properties fo:font-size="15pt" style:font-size-asian="13.1000003814697pt" style:font-size-complex="15pt"/>
    </style:style>
    <style:style style:name="P4" style:family="paragraph" style:parent-style-name="Standard">
      <style:text-properties fo:font-size="15pt" fo:font-weight="bold" officeooo:paragraph-rsid="001b2fb7" style:font-size-asian="13.1000003814697pt" style:font-size-complex="15pt"/>
    </style:style>
    <style:style style:name="P5" style:family="paragraph" style:parent-style-name="Standard">
      <style:text-properties loext:padding="0cm" loext:border="none"/>
    </style:style>
    <style:style style:name="P6" style:family="paragraph" style:parent-style-name="Standard">
      <style:paragraph-properties fo:orphans="1"/>
    </style:style>
    <style:style style:name="P7" style:family="paragraph" style:parent-style-name="Text_20_body">
      <style:text-properties fo:font-size="18pt" style:font-size-asian="18pt" style:font-size-complex="18pt"/>
    </style:style>
    <style:style style:name="P8" style:family="paragraph" style:parent-style-name="Standard">
      <style:text-properties fo:font-size="18pt" fo:font-weight="bold" officeooo:paragraph-rsid="001d76fc" style:font-size-asian="15.75pt" style:font-size-complex="18pt"/>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T1" style:family="text">
      <style:text-properties fo:font-weight="bold"/>
    </style:style>
    <style:style style:name="T2" style:family="text">
      <style:text-properties fo:font-size="28pt" style:font-size-asian="24.5pt" style:font-size-complex="28pt"/>
    </style:style>
    <style:style style:name="T3" style:family="text">
      <style:text-properties fo:font-size="15pt" style:font-size-asian="13.1000003814697pt" style:font-size-complex="15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ropriate Security Baseline</text:p>
      <text:p text:style-name="P1">Definition</text:p>
      <text:p text:style-name="P1"/>
      <text:p text:style-name="P1">“<text:span text:style-name="T1">the set of minimum security controls defined for a low-impact, moderate-impact, or high-impact information system</text:span>.</text:p>
      <text:p text:style-name="P1"/>
      <text:p text:style-name="P7">All apps and devices within your organization need to have a security baseline. The goal is to establish an appropriate level of security for all systems. This can differ from a configuration baseline because it deals solely with security related settings. The baseline will define a set of basic objectives for any given app or device. Baselines may be different for end user devices and servers and operating systems. Using group policy and security templates can help to standardize system configurations and settings. There are security templates for account policies, local policies, system service, software restrictions and restricted groups. Consider these security objectives:</text:p>
      <text:list xml:id="list2969993302" text:style-name="L1">
        <text:list-item>
          <text:p text:style-name="P10">Turn off all unnecessary services </text:p>
        </text:list-item>
        <text:list-item>
          <text:p text:style-name="P10">Restrict administrator access </text:p>
        </text:list-item>
        <text:list-item>
          <text:p text:style-name="P10">Restrict the ability of users to install software </text:p>
        </text:list-item>
        <text:list-item>
          <text:p text:style-name="P9">Change default configurations </text:p>
        </text:list-item>
      </text:list>
      <text:p text:style-name="P1">Seven Domains of a Typical IT Infrastructure</text:p>
      <text:p text:style-name="P3"/>
      <text:p text:style-name="P3">When a business environment is opened up to the Internet, many risks can be introduced into the organization. These risks must be identified and managed in order to defend and protect the organization from attack. Additionally, the people within the organization can intentionally or unintentionally introduce risk simply by performing their daily job duties. When these duties are performed in the absence of clear direction from policy and best practices, risk can grow exponentially. The following information will help demonstrate the importance of securing the seven domains of IT infrastructure.</text:p>
      <text:p text:style-name="P3"/>
      <text:p text:style-name="P3"/>
      <text:p text:style-name="P3"/>
      <text:p text:style-name="P3"/>
      <text:p text:style-name="P3"/>
      <text:p text:style-name="P4"><text:soft-page-break/>User Domain, </text:p>
      <text:p text:style-name="P4">Workstation Domain, </text:p>
      <text:p text:style-name="P4">LAN Domain,</text:p>
      <text:p text:style-name="P4"><text:s/>LAN-to-WAN Domain,</text:p>
      <text:p text:style-name="P4"><text:s/>Remote Access Domain, </text:p>
      <text:p text:style-name="P4">WAN Domain, </text:p>
      <text:p text:style-name="P4">and System/Application Domain</text:p>
      <text:p text:style-name="P4"/>
      <text:p text:style-name="P4"/>
      <text:p text:style-name="P4"/>
      <text:p text:style-name="P2">What is an IT infrastructure audit?</text:p>
      <text:section text:style-name="Sect1" text:name="exacc_LRdIYt_2C6-OseMP346CkAs6">
        <text:p text:style-name="P5"/>
        <text:section text:style-name="Sect1" text:name="_LRdIYt_2C6-OseMP346CkAs30">
          <text:section text:style-name="Sect1" text:name="WEB_ANSWERS_RESULT_10_LRdIYt_2C6-OseMP346CkAs__6">
            <text:p text:style-name="P6">An Infrastructure Audit is <text:span text:style-name="T1">a process of technical evaluation that assesses the current status of your systems, applications, and network to gauge its performance</text:span>. The audit ensures all systems are running optimally as per your business needs.</text:p>
          </text:section>
        </text:section>
      </text:section>
      <text:p text:style-name="P2"><text:s text:c="2"/>**** Writing the IT Infrastructure Audit Report****</text:p>
      <text:p text:style-name="P2">**** not found***</text:p>
      <text:p text:style-name="P2"/>
      <text:p text:style-name="P2"/>
      <text:p text:style-name="P2">..</text:p>
      <text:p text:style-name="P8"><text:span text:style-name="T2">audit process</text:span></text:p>
      <text:p text:style-name="P8"><text:span text:style-name="T3">https://audit.utexas.edu/audit-process</text:span><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5T13:26:10.755356620</meta:creation-date>
    <meta:editing-duration>PT1M20S</meta:editing-duration>
    <meta:editing-cycles>3</meta:editing-cycles>
    <meta:generator>LibreOffice/7.1.2.2$Linux_X86_64 LibreOffice_project/10$Build-2</meta:generator>
    <dc:date>2022-04-06T18:57:30.101483945</dc:date>
    <meta:document-statistic meta:table-count="0" meta:image-count="0" meta:object-count="0" meta:page-count="2" meta:paragraph-count="24" meta:word-count="315" meta:character-count="2160" meta:non-whitespace-character-count="1860"/>
  </office:meta>
</office:document-meta>
</file>